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PRÁCTICO 1 – FUNCIONES DEL LENGUAJE</text:span></text:p>
      <text:p text:style-name="P1"><text:span text:style-name="T2"/></text:p>
      <text:list xml:id="list1237100875651895192" text:style-name="L1">
        <text:list-item>
          <text:list>
            <text:list-item>
              <text:list>
                <text:list-item>
                  <text:p text:style-name="P3"><text:span text:style-name="T1">Función referencial; en el fragmento de la noticia presentada tenemos claramente que la misma se centra en el referente, vinculando el mensaje con el objeto al cual se refiere. En resumen la misma hace conocer un dato de la realidad.</text:span></text:p>
                  <text:p text:style-name="P3"><text:span text:style-name="T1"/></text:p>
                </text:list-item>
                <text:list-item>
                  <text:p text:style-name="P3"><text:span text:style-name="T1">Función emotiva; predomina el emisor, el cual manifiesta sus sentimimiento acerca del amor que fueron generados en base a la experiencia. Ademas se puede interpretar un modo subjuntivo, ya que podríamos llegar a la conclusión de que existe un proceso, siendo este experiencia – amor – relacion experiencia amor.</text:span></text:p>
                </text:list-item>
              </text:list>
            </text:list-item>
          </text:list>
        </text:list-item>
      </text:list>
      <text:p text:style-name="P2"><text:span text:style-name="T1"/></text:p>
      <text:list xml:id="list42275078" text:continue-numbering="true" text:style-name="L1">
        <text:list-item>
          <text:list>
            <text:list-item>
              <text:list>
                <text:list-item>
                  <text:p text:style-name="P3"><text:span text:style-name="T1">Función metalinguistica; el fragmento de texto está centrado en el código, tanto el emisor como receptor, deben reflexionar sobre lo que se presenta, en este caso una definición de Internet. </text:span></text:p>
                </text:list-item>
              </text:list>
            </text:list-item>
          </text:list>
        </text:list-item>
      </text:list>
      <text:p text:style-name="P2"><text:span text:style-name="T1"/></text:p>
      <text:list xml:id="list42293316" text:continue-numbering="true" text:style-name="L1">
        <text:list-item>
          <text:list>
            <text:list-item>
              <text:list>
                <text:list-item>
                  <text:p text:style-name="P3"><text:span text:style-name="T1">Función fatica; orientada al canal de comunicación entre el emisor y receptor, a través de la imagen se puede comprobar la atención del receptor, se intenta facilitar el contacto social, para posteriormente brindar mensajes de mayor contenido. En resumen la imagen se puede interpretar como para inciar, mantener o finalizar una conversación, sin tomar en cuenta que la misma en su interior contenga a la función conativa. </text:span></text:p>
                </text:list-item>
              </text:list>
            </text:list-item>
          </text:list>
        </text:list-item>
      </text:list>
      <text:p text:style-name="P2"><text:span text:style-name="T1"/></text:p>
      <text:list xml:id="list42283575" text:continue-numbering="true" text:style-name="L1">
        <text:list-item>
          <text:list>
            <text:list-item>
              <text:list>
                <text:list-item>
                  <text:p text:style-name="P3"><text:span text:style-name="T1">Función poética; predomina el mensaje, el emisor busca atraer a través del mensaje, además existe una transformación del lenguaje, jugando con los recursos literarios, que hacen que sea más estético; característico de esta función. </text:span></text:p>
                </text:list-item>
              </text:list>
            </text:list-item>
          </text:list>
        </text:list-item>
      </text:list>
      <text:p text:style-name="P2"><text:span text:style-name="T1"/></text:p>
      <text:list xml:id="list42266437" text:continue-numbering="true" text:style-name="L1">
        <text:list-item>
          <text:list>
            <text:list-item>
              <text:list>
                <text:list-item>
                  <text:p text:style-name="P3"><text:span text:style-name="T1">Función referencial; existe un contexto central, el Big Data es el tema esencial del fragmento, más allá de que se intente influenciar al receptor a través de ciertas características, lo que predomina es un contexto, se trata de informarnos de un dato de la realidad.</text:span></text:p>
                </text:list-item>
              </text:list>
            </text:list-item>
          </text:list>
        </text:list-item>
      </text:list>
      <text:p text:style-name="P2"><text:span text:style-name="T1"/></text:p>
      <text:list xml:id="list42273176" text:continue-numbering="true" text:style-name="L1">
        <text:list-item>
          <text:list>
            <text:list-item>
              <text:list>
                <text:list-item>
                  <text:p text:style-name="P3"><text:span text:style-name="T1">Función conativa; se centra en el receptor, intenta condicionar o alterar la conducta del mismo a través de la orden dada.</text:span></text:p>
                </text:list-item>
              </text:list>
            </text:list-item>
          </text:list>
        </text:list-item>
      </text:list>
      <text:p text:style-name="P2"><text:span text:style-name="T1"/></text:p>
      <text:list xml:id="list42266524" text:continue-numbering="true" text:style-name="L1">
        <text:list-item>
          <text:list>
            <text:list-item>
              <text:list>
                <text:list-item>
                  <text:p text:style-name="P3"><text:span text:style-name="T1">Función fática; el canal es su principal elemento, se intenta establecer una conversación que finalmente se concreta. Através del primer mensaje ser cerciora si el canal funciona, buscando llamar la </text:span><text:soft-page-break/><text:span text:style-name="T1">atención de quien se encuentre del otro lado, para luego establecer una comunicación. </text:span></text:p>
                </text:list-item>
              </text:list>
            </text:list-item>
          </text:list>
        </text:list-item>
      </text:list>
      <text:p text:style-name="P2"><text:span text:style-name="T1"/></text:p>
      <text:list xml:id="list42263111" text:continue-numbering="true" text:style-name="L1">
        <text:list-item>
          <text:list>
            <text:list-item>
              <text:list>
                <text:list-item>
                  <text:p text:style-name="P3"><text:span text:style-name="T1">Función referencial; se vuelve a brindar información de hechos reales, se busca un contexto central, en este caso el impacto de Internet en los distintos ámbitos. El mensaje y el referente son su núcleo, ya que a través de este breve fragmento se nos informa de algo. </text:span></text:p>
                </text:list-item>
              </text:list>
            </text:list-item>
          </text:list>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 Diaz</meta:initial-creator>
    <meta:creation-date>2019-03-26T21:19:26.26</meta:creation-date>
    <meta:document-statistic meta:table-count="0" meta:image-count="0" meta:object-count="0" meta:page-count="2" meta:paragraph-count="10" meta:word-count="391" meta:character-count="2386"/>
    <dc:date>2019-03-26T22:07:08.23</dc:date>
    <dc:creator>Seba Diaz</dc:creator>
    <meta:editing-duration>PT1M50S</meta:editing-duration>
    <meta:editing-cycles>1</meta:editing-cycles>
    <meta:generator>OpenOffice/4.1.4$Win32 OpenOffice.org_project/414m5$Build-9788</meta:generator>
  </office:meta>
</office:document-meta>
</file>